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fill="solid" draw:fill-color="#ffffff" draw:opacity="30%" draw:textarea-horizontal-align="justify" draw:textarea-vertical-align="middle" draw:auto-grow-height="false" fo:padding-top="0.15cm" fo:padding-bottom="0.15cm" fo:padding-left="0.275cm" fo:padding-right="0.275cm" draw:shadow-opacity="3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6.731cm" svg:x="3.69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3.826cm" svg:y="6.08cm">
          <text:p text:style-name="P1">t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5.35cm" svg:y="6.08cm">
          <text:p text:style-name="P1">t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6.874cm" svg:y="6.08cm">
          <text:p text:style-name="P1">t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8.398cm" svg:y="6.08cm">
          <text:p text:style-name="P1">t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9.922cm" svg:y="6.08cm">
          <text:p text:style-name="P1">t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11.446cm" svg:y="6.08cm">
          <text:p text:style-name="P1">t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12.97cm" svg:y="6.08cm">
          <text:p text:style-name="P1">t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14.494cm" svg:y="6.08cm">
          <text:p text:style-name="P1">t 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3.826cm" svg:y="4.429cm">
          <text:p text:style-name="P1">t 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5.35cm" svg:y="4.429cm">
          <text:p text:style-name="P1">i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6.874cm" svg:y="4.429cm">
          <text:p text:style-name="P1">t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8.398cm" svg:y="4.429cm">
          <text:p text:style-name="P1">i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9.922cm" svg:y="4.429cm">
          <text:p text:style-name="P1">t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11.446cm" svg:y="4.429cm">
          <text:p text:style-name="P1">i 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12.97cm" svg:y="4.429cm">
          <text:p text:style-name="P1">t 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14.494cm" svg:y="4.429cm">
          <text:p text:style-name="P1">i 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3.826cm" svg:y="2.778cm">
          <text:p text:style-name="P1">t 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5.35cm" svg:y="2.778cm">
          <text:p text:style-name="P1">i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6.874cm" svg:y="2.778cm">
          <text:p text:style-name="P1">i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8.398cm" svg:y="2.778cm">
          <text:p text:style-name="P1">i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9.922cm" svg:y="2.778cm">
          <text:p text:style-name="P1">t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11.446cm" svg:y="2.778cm">
          <text:p text:style-name="P1">i 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12.97cm" svg:y="2.778cm">
          <text:p text:style-name="P1">i 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14.494cm" svg:y="2.778cm">
          <text:p text:style-name="P1">i 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7cm" svg:height="1.524cm" svg:x="3.826cm" svg:y="1.127cm">
          <text:p text:style-name="P1">t 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5.35cm" svg:y="1.127cm">
          <text:p text:style-name="P1">i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6.874cm" svg:y="1.127cm">
          <text:p text:style-name="P1">i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8.398cm" svg:y="1.127cm">
          <text:p text:style-name="P1">i 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9.922cm" svg:y="1.127cm">
          <text:p text:style-name="P1">i 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11.446cm" svg:y="1.127cm">
          <text:p text:style-name="P1">i 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12.97cm" svg:y="1.127cm">
          <text:p text:style-name="P1">i 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7cm" svg:height="1.524cm" svg:x="14.494cm" svg:y="1.127cm">
          <text:p text:style-name="P1">i 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016cm" svg:x="1.032cm" svg:y="1.381cm">
          <text:p text:style-name="P1">Step 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016cm" svg:x="1.032cm" svg:y="3.032cm">
          <text:p text:style-name="P1">Step 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016cm" svg:x="1.032cm" svg:y="4.683cm">
          <text:p text:style-name="P1">Step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1.016cm" svg:x="1.032cm" svg:y="6.334cm">
          <text:p text:style-name="P1">Step 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f" draw:marker-start-width="0.2cm" draw:marker-start-center="false" draw:marker-end-width="0.2cm" draw:marker-end-center="false" draw:fill="solid" draw:fill-color="#3399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="Small_20_Arrow" draw:marker-end-width="0.457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018cm" fo:page-height="8.6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lense </meta:initial-creator>
    <meta:creation-date>2013-11-18T18:11:29</meta:creation-date>
    <dc:date>2014-12-02T09:40:45.253470246</dc:date>
    <dc:creator>falense </dc:creator>
    <meta:editing-duration>PT5M14S</meta:editing-duration>
    <meta:editing-cycles>7</meta:editing-cycles>
    <meta:generator>LibreOffice/4.2.7.2$Linux_X86_64 LibreOffice_project/420m0$Build-2</meta:generator>
    <meta:document-statistic meta:object-count="37"/>
  </office:meta>
</office:document-meta>
</file>